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e14e" officeooo:paragraph-rsid="0005e14e"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e14e" officeooo:paragraph-rsid="0007287a"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e14e" officeooo:paragraph-rsid="001270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7287a" officeooo:paragraph-rsid="0007287a"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style:text-underline-style="none" fo:font-weight="normal" officeooo:rsid="0005e14e" officeooo:paragraph-rsid="0005e14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1270a3" officeooo:paragraph-rsid="002109d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21c540" officeooo:paragraph-rsid="002109d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italic" style:text-underline-style="none" fo:font-weight="normal" officeooo:rsid="001270a3" officeooo:paragraph-rsid="001270a3"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5e14e" officeooo:paragraph-rsid="0005e14e" style:font-size-asian="14pt" style:font-weight-asian="bold" style:font-size-complex="14pt" style:font-weight-complex="bold"/>
    </style:style>
    <style:style style:name="P10"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196937" officeooo:paragraph-rsid="002109d9" style:font-size-asian="14pt" style:font-weight-asian="bold" style:font-size-complex="14pt" style:font-weight-complex="bold"/>
    </style:style>
    <style:style style:name="P11"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05e14e" officeooo:paragraph-rsid="000fde1b"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2pt" fo:font-style="normal" style:text-underline-style="none" fo:font-weight="normal" officeooo:rsid="001270a3" officeooo:paragraph-rsid="002b4d0a"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1270a3" officeooo:paragraph-rsid="003533c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21c540" officeooo:paragraph-rsid="002109d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5e14e" officeooo:paragraph-rsid="002dd5b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05e14e" officeooo:paragraph-rsid="002534a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05e14e" officeooo:paragraph-rsid="002f26e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5e14e" officeooo:paragraph-rsid="002534a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96937" officeooo:paragraph-rsid="000fde1b" style:font-size-asian="14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1c540" officeooo:paragraph-rsid="002109d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3533cb" officeooo:paragraph-rsid="00367361" style:font-size-asian="10.5pt" style:font-style-asian="normal" style:font-weight-asian="normal" style:font-size-complex="12pt" style:font-style-complex="normal" style:font-weight-complex="normal"/>
    </style:style>
    <style:style style:name="P22" style:family="paragraph" style:parent-style-name="Standard">
      <style:text-properties fo:font-weight="normal" style:font-weight-asian="normal" style:font-weight-complex="normal"/>
    </style:style>
    <style:style style:name="T1" style:family="text">
      <style:text-properties officeooo:rsid="001270a3"/>
    </style:style>
    <style:style style:name="T2" style:family="text">
      <style:text-properties officeooo:rsid="0007287a"/>
    </style:style>
    <style:style style:name="T3" style:family="text">
      <style:text-properties fo:font-style="italic" officeooo:rsid="002534ab" style:font-style-asian="italic" style:font-style-complex="italic"/>
    </style:style>
    <style:style style:name="T4" style:family="text">
      <style:text-properties fo:font-style="italic" officeooo:rsid="00267c91" style:font-style-asian="italic" style:font-style-complex="italic"/>
    </style:style>
    <style:style style:name="T5" style:family="text">
      <style:text-properties fo:font-style="italic" officeooo:rsid="002c44b6" style:font-style-asian="italic" style:font-style-complex="italic"/>
    </style:style>
    <style:style style:name="T6" style:family="text">
      <style:text-properties fo:font-style="italic" officeooo:rsid="002dd5b3" style:font-style-asian="italic" style:font-style-complex="italic"/>
    </style:style>
    <style:style style:name="T7" style:family="text">
      <style:text-properties fo:font-style="italic" officeooo:rsid="002f26e4" style:font-style-asian="italic" style:font-style-complex="italic"/>
    </style:style>
    <style:style style:name="T8" style:family="text">
      <style:text-properties fo:font-style="italic" officeooo:rsid="0030e19e" style:font-style-asian="italic" style:font-style-complex="italic"/>
    </style:style>
    <style:style style:name="T9" style:family="text">
      <style:text-properties fo:font-style="italic" officeooo:rsid="0032b421" style:font-style-asian="italic" style:font-style-complex="italic"/>
    </style:style>
    <style:style style:name="T10" style:family="text">
      <style:text-properties fo:font-style="italic" officeooo:rsid="00333585" style:font-style-asian="italic" style:font-style-complex="italic"/>
    </style:style>
    <style:style style:name="T11" style:family="text">
      <style:text-properties fo:font-style="italic" officeooo:rsid="003533cb" style:font-style-asian="italic" style:font-style-complex="italic"/>
    </style:style>
    <style:style style:name="T12" style:family="text">
      <style:text-properties fo:font-style="italic" officeooo:rsid="00367361" style:font-style-asian="italic" style:font-style-complex="italic"/>
    </style:style>
    <style:style style:name="T13" style:family="text">
      <style:text-properties fo:font-style="italic" officeooo:rsid="0035e5b9" style:font-style-asian="italic" style:font-style-complex="italic"/>
    </style:style>
    <style:style style:name="T14" style:family="text">
      <style:text-properties fo:font-style="italic" fo:font-weight="bold" officeooo:rsid="00267c91" style:font-style-asian="italic" style:font-weight-asian="bold" style:font-style-complex="italic" style:font-weight-complex="bold"/>
    </style:style>
    <style:style style:name="T15" style:family="text">
      <style:text-properties fo:font-style="italic" fo:font-weight="bold" officeooo:rsid="002c44b6" style:font-style-asian="italic" style:font-weight-asian="bold" style:font-style-complex="italic" style:font-weight-complex="bold"/>
    </style:style>
    <style:style style:name="T16" style:family="text">
      <style:text-properties fo:font-style="italic" fo:font-weight="normal" officeooo:rsid="0032b421" style:font-style-asian="italic" style:font-weight-asian="normal" style:font-style-complex="italic" style:font-weight-complex="normal"/>
    </style:style>
    <style:style style:name="T17" style:family="text">
      <style:text-properties fo:font-style="italic" fo:font-weight="normal" officeooo:rsid="0035e5b9" style:font-style-asian="italic" style:font-weight-asian="normal" style:font-style-complex="italic" style:font-weight-complex="normal"/>
    </style:style>
    <style:style style:name="T18" style:family="text">
      <style:text-properties fo:font-style="italic" fo:font-weight="normal" officeooo:rsid="00367361"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0d0b73" style:font-style-asian="normal" style:font-style-complex="normal"/>
    </style:style>
    <style:style style:name="T21" style:family="text">
      <style:text-properties fo:font-style="normal" officeooo:rsid="000fde1b" style:font-style-asian="normal" style:font-style-complex="normal"/>
    </style:style>
    <style:style style:name="T22" style:family="text">
      <style:text-properties fo:font-style="normal" officeooo:rsid="00196937" style:font-style-asian="normal" style:font-style-complex="normal"/>
    </style:style>
    <style:style style:name="T23" style:family="text">
      <style:text-properties fo:font-style="normal" officeooo:rsid="002109d9" style:font-style-asian="normal" style:font-style-complex="normal"/>
    </style:style>
    <style:style style:name="T24" style:family="text">
      <style:text-properties fo:font-style="normal" officeooo:rsid="002534ab" style:font-style-asian="normal" style:font-style-complex="normal"/>
    </style:style>
    <style:style style:name="T25" style:family="text">
      <style:text-properties fo:font-style="normal" officeooo:rsid="00267c91" style:font-style-asian="normal" style:font-style-complex="normal"/>
    </style:style>
    <style:style style:name="T26" style:family="text">
      <style:text-properties fo:font-style="normal" officeooo:rsid="002aa88d" style:font-style-asian="normal" style:font-style-complex="normal"/>
    </style:style>
    <style:style style:name="T27" style:family="text">
      <style:text-properties fo:font-style="normal" officeooo:rsid="002dd5b3" style:font-style-asian="normal" style:font-style-complex="normal"/>
    </style:style>
    <style:style style:name="T28" style:family="text">
      <style:text-properties fo:font-style="normal" officeooo:rsid="002f26e4" style:font-style-asian="normal" style:font-style-complex="normal"/>
    </style:style>
    <style:style style:name="T29" style:family="text">
      <style:text-properties fo:font-style="normal" officeooo:rsid="0030e19e" style:font-style-asian="normal" style:font-style-complex="normal"/>
    </style:style>
    <style:style style:name="T30" style:family="text">
      <style:text-properties fo:font-style="normal" officeooo:rsid="0032b421" style:font-style-asian="normal" style:font-style-complex="normal"/>
    </style:style>
    <style:style style:name="T31" style:family="text">
      <style:text-properties fo:font-style="normal" officeooo:rsid="00333585" style:font-style-asian="normal" style:font-style-complex="normal"/>
    </style:style>
    <style:style style:name="T32" style:family="text">
      <style:text-properties fo:font-style="normal" officeooo:rsid="003533cb" style:font-style-asian="normal" style:font-style-complex="normal"/>
    </style:style>
    <style:style style:name="T33" style:family="text">
      <style:text-properties fo:font-style="normal" officeooo:rsid="00367361" style:font-style-asian="normal" style:font-style-complex="normal"/>
    </style:style>
    <style:style style:name="T34" style:family="text">
      <style:text-properties fo:font-style="normal" officeooo:rsid="00371d0e" style:font-style-asian="normal" style:font-style-complex="normal"/>
    </style:style>
    <style:style style:name="T35" style:family="text">
      <style:text-properties fo:font-style="normal" officeooo:rsid="00389bd4" style:font-style-asian="normal" style:font-style-complex="normal"/>
    </style:style>
    <style:style style:name="T36" style:family="text">
      <style:text-properties fo:font-style="normal" fo:font-weight="bold" officeooo:rsid="00267c91" style:font-style-asian="normal" style:font-weight-asian="bold" style:font-style-complex="normal" style:font-weight-complex="bold"/>
    </style:style>
    <style:style style:name="T37" style:family="text">
      <style:text-properties fo:font-style="normal" fo:font-weight="bold" officeooo:rsid="002dd5b3" style:font-style-asian="normal" style:font-weight-asian="bold" style:font-style-complex="normal" style:font-weight-complex="bold"/>
    </style:style>
    <style:style style:name="T38" style:family="text">
      <style:text-properties fo:font-style="normal" fo:font-weight="bold" officeooo:rsid="00367361" style:font-style-asian="normal" style:font-weight-asian="bold" style:font-style-complex="normal" style:font-weight-complex="bold"/>
    </style:style>
    <style:style style:name="T39" style:family="text">
      <style:text-properties officeooo:rsid="00267c91"/>
    </style:style>
    <style:style style:name="T40" style:family="text">
      <style:text-properties officeooo:rsid="00293547"/>
    </style:style>
    <style:style style:name="T41" style:family="text">
      <style:text-properties officeooo:rsid="002c1506"/>
    </style:style>
    <style:style style:name="T42" style:family="text">
      <style:text-properties officeooo:rsid="002c44b6"/>
    </style:style>
    <style:style style:name="T43" style:family="text">
      <style:text-properties style:text-line-through-style="none" style:text-line-through-type="none" fo:font-style="italic" officeooo:rsid="003533cb" style:font-style-asian="italic" style:font-style-complex="italic"/>
    </style:style>
    <style:style style:name="T44" style:family="text">
      <style:text-properties style:text-line-through-style="none" style:text-line-through-type="none" officeooo:rsid="003533cb"/>
    </style:style>
    <style:style style:name="T45" style:family="text">
      <style:text-properties fo:font-weight="bold" officeooo:rsid="00267c91" style:font-weight-asian="bold" style:font-weight-complex="bold"/>
    </style:style>
    <style:style style:name="T46" style:family="text">
      <style:text-properties fo:font-weight="bold" officeooo:rsid="002c44b6" style:font-weight-asian="bold" style:font-weight-complex="bold"/>
    </style:style>
    <style:style style:name="T47" style:family="text">
      <style:text-properties fo:font-weight="normal" officeooo:rsid="0032b421" style:font-weight-asian="normal" style:font-weight-complex="normal"/>
    </style:style>
    <style:style style:name="T48" style:family="text">
      <style:text-properties fo:font-weight="normal" officeooo:rsid="0035e5b9" style:font-weight-asian="normal" style:font-weight-complex="normal"/>
    </style:style>
    <style:style style:name="T49" style:family="text">
      <style:text-properties fo:font-weight="normal" officeooo:rsid="00367361" style:font-weight-asian="normal" style:font-weight-complex="normal"/>
    </style:style>
    <style:style style:name="T50" style:family="text">
      <style:text-properties fo:font-weight="normal" officeooo:rsid="003a9cbf" style:font-weight-asian="normal" style:font-weight-complex="normal"/>
    </style:style>
    <style:style style:name="T51" style:family="text">
      <style:text-properties fo:font-weight="normal" officeooo:rsid="003c3b36" style:font-weight-asian="normal" style:font-weight-complex="normal"/>
    </style:style>
    <style:style style:name="T52" style:family="text">
      <style:text-properties officeooo:rsid="0030e19e"/>
    </style:style>
    <style:style style:name="T53" style:family="text">
      <style:text-properties officeooo:rsid="0032b421"/>
    </style:style>
    <style:style style:name="T54" style:family="text">
      <style:text-properties officeooo:rsid="003533cb"/>
    </style:style>
    <style:style style:name="T55" style:family="text">
      <style:text-properties officeooo:rsid="0035e5b9"/>
    </style:style>
    <style:style style:name="T56" style:family="text">
      <style:text-properties officeooo:rsid="00367361"/>
    </style:style>
    <style:style style:name="T57" style:family="text">
      <style:text-properties officeooo:rsid="003a9cbf"/>
    </style:style>
    <style:style style:name="T58" style:family="text">
      <style:text-properties officeooo:rsid="003c3b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rtial DUVERNEIX</text:p>
      <text:p text:style-name="P8">Teiki PEPIN</text:p>
      <text:p text:style-name="P3"><text:line-break/>Rapport</text:p>
      <text:p text:style-name="P2"><text:span text:style-name="T2">S</text:span>ystème<text:span text:style-name="T2">s</text:span> d’exploitation </text:p>
      <text:p text:style-name="P4">Projet <text:span text:style-name="T41">3</text:span> : <text:span text:style-name="T41">Pagination</text:span></text:p>
      <text:p text:style-name="P1"/>
      <text:p text:style-name="P1"/>
      <text:p text:style-name="P9">I – Bilan :</text:p>
      <text:p text:style-name="P5"/>
      <text:p text:style-name="P18"/>
      <text:p text:style-name="P16"><text:tab/>Dans le cadre de la mise en place d’un<text:span text:style-name="T42">e gestion mémoire paginée, nous avons commencé par l’étude du mécanisme de la table des pages sous Nachos. La table des pages est allouée et initialisée dans le fichier userprog/addrspace</text:span><text:span text:style-name="T3">.h</text:span><text:span text:style-name="T24"> via les fonctions </text:span><text:span text:style-name="T5">AddrSpace</text:span><text:span text:style-name="T3">(</text:span><text:span text:style-name="T5">OpenFile * executable</text:span><text:span text:style-name="T3">)</text:span><text:span text:style-name="T24">. </text:span></text:p>
      <text:p text:style-name="P16"><text:span text:style-name="T24"/></text:p>
      <text:p text:style-name="P15"><text:span text:style-name="T27"><text:tab/></text:span><text:span text:style-name="T33">Nous</text:span><text:span text:style-name="T27"> observ</text:span><text:span text:style-name="T33">ons</text:span><text:span text:style-name="T27"> dans l’exécution de la fonction </text:span><text:span text:style-name="T6">ReadAt(...)</text:span><text:span text:style-name="T27"> que le programme écrit directement en mémoire physique MIPS dû à l’utilisation de </text:span><text:span text:style-name="T6">machine→mainMemory</text:span><text:span text:style-name="T27">. </text:span><text:span text:style-name="T33">Nous</text:span><text:span text:style-name="T27"> défini</text:span><text:span text:style-name="T33">ssons</text:span><text:span text:style-name="T27"> une nouvelle fonction </text:span><text:span text:style-name="T6">ReadAtVirtual(…) </text:span><text:span text:style-name="T27">qui nous permet d’écrire les valeurs lues par </text:span><text:span text:style-name="T6">ReadAt(…) </text:span><text:span text:style-name="T27">dans la mémoire virtuelle via la fonction </text:span><text:span text:style-name="T6">WriteMem(…)</text:span><text:span text:style-name="T27">. Elle fait cela en maintenant la table de pages courante.</text:span></text:p>
      <text:p text:style-name="P15"><text:span text:style-name="T27"/></text:p>
      <text:p text:style-name="P15"><text:span text:style-name="T27"><text:tab/></text:span><text:span text:style-name="T33">Nous</text:span><text:span text:style-name="T27"> modifi</text:span><text:span text:style-name="T33">ons</text:span><text:span text:style-name="T27"> ensuite la création de la table des pages tel</text:span><text:span text:style-name="T33">le</text:span><text:span text:style-name="T27"> que chaque page virtuelle soit équivalente à la page physique suivante. </text:span></text:p>
      <text:p text:style-name="P15"><text:span text:style-name="T27"/></text:p>
      <text:p text:style-name="P15"><text:span text:style-name="T27"><text:tab/>Pour continuer, </text:span><text:span text:style-name="T33">nous</text:span><text:span text:style-name="T27"> encapsul</text:span><text:span text:style-name="T33">ons</text:span><text:span text:style-name="T27"> l’allocation de pages physiques à une nouvelle classe </text:span><text:span text:style-name="T6">PageProvider</text:span><text:span text:style-name="T27">. </text:span><text:span text:style-name="T28">Cette dernière comporte une </text:span><text:span text:style-name="T7">BitMap </text:span><text:span text:style-name="T28">qui correspond à l’allocation courante des pages et implémente des fonctions basiques sur cette </text:span><text:span text:style-name="T7">BitMap </text:span><text:span text:style-name="T28">: </text:span><text:span text:style-name="T7">PageProvider(int), ~PageProvider, int GetEmptyPage(), void ReleasePage(int), int NumAvailPage()</text:span><text:span text:style-name="T28">. Il ne faut qu’un seul objet de la classe </text:span><text:span text:style-name="T7">PageProvider,</text:span><text:span text:style-name="T28"> car les pages sont partagées par tous les processus. </text:span><text:span text:style-name="T33">Nous</text:span><text:span text:style-name="T28"> l’initialis</text:span><text:span text:style-name="T33">ons</text:span><text:span text:style-name="T28"> donc dans </text:span><text:span text:style-name="T7">system.cc.</text:span></text:p>
      <text:p text:style-name="P15"><text:span text:style-name="T7"/></text:p>
      <text:p text:style-name="P17"><text:span text:style-name="T7"><text:tab/></text:span><text:span text:style-name="T28">Dans le constructeur d’</text:span><text:span text:style-name="T7">AddrSpace</text:span><text:span text:style-name="T28">, </text:span><text:span text:style-name="T33">nous</text:span><text:span text:style-name="T28"> lui attribu</text:span><text:span text:style-name="T33">ons</text:span><text:span text:style-name="T28"> une page physique en fonction des pages disponibles dans le </text:span><text:span text:style-name="T7">PageProvider</text:span><text:span text:style-name="T28">.</text:span><text:span text:style-name="T7"> </text:span><text:span text:style-name="T28">De même, nous libérons toutes les pages du </text:span><text:span text:style-name="T7">PageProvider </text:span><text:span text:style-name="T28">dans le destructeur de </text:span><text:span text:style-name="T7">AddrSpace</text:span><text:span text:style-name="T28">. </text:span><text:span text:style-name="T29">Un </text:span><text:span text:style-name="T8">assert</text:span><text:span text:style-name="T29"> a été ajouté pour le cas où le </text:span><text:span text:style-name="T8">PageProvider</text:span><text:span text:style-name="T29"> ne disposerait pas d’aucune page disponible. </text:span></text:p>
      <text:p text:style-name="P15"><text:span text:style-name="T25"/></text:p>
      <text:p text:style-name="P15"><text:span text:style-name="T25"><text:tab/></text:span><text:span text:style-name="T33">Nous</text:span><text:span text:style-name="T30"> cré</text:span><text:span text:style-name="T33">ons</text:span><text:span text:style-name="T30"> ensuite un appel système </text:span><text:span text:style-name="T9">ForkExec </text:span><text:span text:style-name="T30">en modifiant les fichiers </text:span><text:span text:style-name="T9">syscall.h, start.S, exception.cc</text:span><text:span text:style-name="T30">. Celui-ci est défini dans </text:span><text:span text:style-name="T9">userprocess.cc </text:span><text:span text:style-name="T30">où il cré</text:span><text:span text:style-name="T34">e</text:span><text:span text:style-name="T30"> un nouvel espace d’adressage et l’attribut un nouveau thread. </text:span></text:p>
      <text:p text:style-name="P15"><text:span text:style-name="T30"/></text:p>
      <text:p text:style-name="P15"><text:span text:style-name="T30"><text:tab/></text:span><text:span text:style-name="T31">Nous avons implémenté dans </text:span><text:span text:style-name="T10">system.cc</text:span><text:span text:style-name="T31"> un compteur de processus et les fonctions correspondantes : </text:span><text:span text:style-name="T10">IncCounterProcess(), DecCounterProcess() </text:span><text:span text:style-name="T31">et </text:span><text:span text:style-name="T10">IsProcessRunning()</text:span><text:span text:style-name="T31">. Nous nous servons de ces fonctionnalités lors de l’appel système </text:span><text:span text:style-name="T10">Exit</text:span><text:span text:style-name="T31"> afin de mettre fin au thread courant si d’autres processus sont toujours actifs et sinon d’appeler </text:span><text:span text:style-name="T10">Halt()</text:span><text:span text:style-name="T31">. L’espace d’adressage du thread appelant est libéré dans les deux cas.</text:span></text:p>
      <text:p text:style-name="P15"><text:span text:style-name="T31"/></text:p>
      <text:p text:style-name="P15"><text:soft-page-break/><text:span text:style-name="T31"><text:tab/>De manière similaire, </text:span><text:span text:style-name="T33">nous</text:span><text:span text:style-name="T31"> implément</text:span><text:span text:style-name="T33">ons</text:span><text:span text:style-name="T31"> ces fonctionnalités dans </text:span><text:span text:style-name="T10">userthread.cc</text:span><text:span text:style-name="T31"> afin que la gestion des processus soit effectuée lors de l’appel de </text:span><text:span text:style-name="T10">ThreadExit</text:span><text:span text:style-name="T31">. Nous pouvons désormais lancer un grand nombre de processus qui lance</text:span><text:span text:style-name="T35">nt</text:span><text:span text:style-name="T31"> eux</text:span><text:span text:style-name="T35">-</text:span><text:span text:style-name="T31">même</text:span><text:span text:style-name="T35">s</text:span><text:span text:style-name="T31"> un grand nombre de threads de telle façon que chaque thread se termine avec soit </text:span><text:span text:style-name="T10">Exit</text:span><text:span text:style-name="T31"> ou </text:span><text:span text:style-name="T10">ThreadExit</text:span><text:span text:style-name="T31">. Pour cela, il est nécessaire d’augmenter le nombre de pages physiques </text:span><text:span text:style-name="T10">NumPhysPages</text:span><text:span text:style-name="T31"> qui est dans le fichier </text:span><text:span text:style-name="T10">machine.h</text:span><text:span text:style-name="T31"> (nous l’avons mis à 256) et </text:span><text:span text:style-name="T32">de forcer l’ordonnancement préemptif des threads utilisateurs.</text:span></text:p>
      <text:p text:style-name="P11"><text:span text:style-name="T20">I</text:span><text:span text:style-name="T21">I</text:span><text:span text:style-name="T20"> – </text:span><text:span text:style-name="T21">Points délicats </text:span><text:span text:style-name="T26">&amp;</text:span><text:span text:style-name="T22"> </text:span><text:span text:style-name="T26">l</text:span><text:span text:style-name="T22">imitations :</text:span></text:p>
      <text:p text:style-name="P19"/>
      <text:p text:style-name="P12"/>
      <text:p text:style-name="P12"><text:tab/><text:span text:style-name="T52">Nous avons rencontré des difficultés dans l’allocation de pages physiques du </text:span><text:span text:style-name="T8">PageProvider</text:span><text:span text:style-name="T52"> par un tirage aléatoire lors de la génération d’un nombre aléatoire.</text:span></text:p>
      <text:p text:style-name="P12"/>
      <text:p text:style-name="P12"><text:tab/><text:span text:style-name="T54">Dans le cas où le nombre de pages physiques attribuées à Nachos ne serait pas suffisant pour l’exécution des tests désirés, Nachos va se terminer lorsque l’assertion du nombre de pages disponibles dans </text:span><text:span text:style-name="T11">PageProvider</text:span><text:span text:style-name="T54"> échoue.</text:span></text:p>
      <text:p text:style-name="P12"/>
      <text:p text:style-name="P12"><text:tab/><text:span text:style-name="T54">Dans la situation où l’ordonnancement préemptif des threads utilisateurs n’est pas forcé, la création d’une grande quantité de threads entraîne une boucle infinie due au fait que les threads ne sont jamais libérés, car le thread parent conserve la main dans sa tentative de création de threads.</text:span></text:p>
      <text:p text:style-name="P12"/>
      <text:p text:style-name="P13"><text:tab/><text:span text:style-name="T44">Il faut noter que, avec notre implémentation, les programmes se terminent soit avec </text:span><text:span text:style-name="T43">Exit</text:span><text:span text:style-name="T44"> soit avec </text:span><text:span text:style-name="T43">ThreadExit,</text:span><text:span text:style-name="T44"> mais ne peuvent mélanger les deux.</text:span></text:p>
      <text:p text:style-name="P22"/>
      <text:p text:style-name="P10"><text:span text:style-name="T20">I</text:span><text:span text:style-name="T26">II</text:span><text:span text:style-name="T23"> - Tests</text:span><text:span text:style-name="T19"> :</text:span></text:p>
      <text:p text:style-name="P6"/>
      <text:p text:style-name="P7"><text:tab/><text:span text:style-name="T39">Au début de la première partie, nous avons mis en place un programme de test dans </text:span><text:span text:style-name="T4">user</text:span><text:span text:style-name="T5">pages</text:span><text:span text:style-name="T4">0.c </text:span><text:span text:style-name="T39">qui lance plusieurs </text:span><text:span text:style-name="T5">PutChar </text:span><text:span text:style-name="T42">successifs tel que demandé dans l’énoncé.</text:span></text:p>
      <text:p text:style-name="P7"/>
      <text:p text:style-name="P7"><text:tab/><text:span text:style-name="T53">Après l’implémentation de </text:span><text:span text:style-name="T9">PageProvider</text:span><text:span text:style-name="T53"> dans la première partie, tous nos programmes de test précédemment créés fonctionnent toujours.</text:span></text:p>
      <text:p text:style-name="P7"/>
      <text:p text:style-name="P20"><text:span text:style-name="T40"><text:tab/>Notre implémentation initiale de </text:span><text:span text:style-name="T9">ForkExec</text:span><text:span text:style-name="T53"> nous permet de lancer d’autres processus qui ne se terminent jamais via une boucle infinie.</text:span></text:p>
      <text:p text:style-name="P20"/>
      <text:p text:style-name="P21"><text:span text:style-name="T53"><text:tab/>Une fois la gestion de processus et de threads implémentée, nous nous servons de nos programmes utilisateurs pour lancer 12 processus qui lancent chacun 12 threads, soit un total de 144 exécutions, qui affiche des chaînes de caractères suivies d’un caractère ‘-’ (</text:span><text:span text:style-name="T12">./userprog/nachos -rs 123456789 -x ./test/forkexec &gt; test.txt</text:span><text:span text:style-name="T56">). Nous utilisons </text:span><text:span text:style-name="T13">grep</text:span><text:span text:style-name="T55"> pour confirmer que les 144 exécutions s’effectuent correctement (</text:span><text:span text:style-name="T12">grep - -o test.txt | wc -l</text:span><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270a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4</text:page-number></text:span>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3:17:29.896959172</meta:creation-date>
    <dc:date>2017-12-07T12:55:18.734893242</dc:date>
    <meta:editing-duration>PT1H50M11S</meta:editing-duration>
    <meta:editing-cycles>24</meta:editing-cycles>
    <meta:generator>LibreOffice/5.2.7.2$Linux_X86_64 LibreOffice_project/20m0$Build-2</meta:generator>
    <meta:document-statistic meta:table-count="0" meta:image-count="0" meta:object-count="0" meta:page-count="4" meta:paragraph-count="25" meta:word-count="694" meta:character-count="4635" meta:non-whitespace-character-count="3940"/>
  </office:meta>
</office:document-meta>
</file>